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5a73" officeooo:paragraph-rsid="00185a73"/>
    </style:style>
    <style:style style:name="P2" style:family="paragraph" style:parent-style-name="Text_20_body">
      <style:text-properties fo:font-weight="bold" officeooo:paragraph-rsid="00197732" style:font-weight-asian="bold" style:font-weight-complex="bold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197732"/>
    </style:style>
    <style:style style:name="P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197732"/>
    </style:style>
    <style:style style:name="P5" style:family="paragraph" style:parent-style-name="Text_20_body">
      <style:text-properties officeooo:paragraph-rsid="00197732"/>
    </style:style>
    <style:style style:name="P6" style:family="paragraph" style:parent-style-name="Preformatted_20_Text">
      <style:text-properties fo:font-weight="normal" officeooo:rsid="0019e89a" officeooo:paragraph-rsid="00197732" style:font-weight-asian="normal" style:font-weight-complex="normal"/>
    </style:style>
    <style:style style:name="P7" style:family="paragraph" style:parent-style-name="Text_20_body">
      <style:text-properties fo:font-weight="normal" officeooo:rsid="0019e89a" officeooo:paragraph-rsid="00197732" style:font-weight-asian="normal" style:font-weight-complex="normal"/>
    </style:style>
    <style:style style:name="P8" style:family="paragraph" style:parent-style-name="Text_20_body">
      <style:text-properties fo:font-weight="normal" officeooo:paragraph-rsid="00197732" style:font-weight-asian="normal" style:font-weight-complex="normal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80" loext:opacity="100%" officeooo:paragraph-rsid="00197732"/>
    </style:style>
    <style:style style:name="P10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000080" loext:opacity="100%" officeooo:paragraph-rsid="00197732"/>
    </style:style>
    <style:style style:name="P11" style:family="paragraph" style:parent-style-name="Standard">
      <style:text-properties officeooo:rsid="00185a73" officeooo:paragraph-rsid="00185a73"/>
    </style:style>
    <style:style style:name="P12" style:family="paragraph" style:parent-style-name="Heading_20_3" style:list-style-name="L1">
      <style:text-properties fo:font-weight="normal" officeooo:rsid="0019e89a" officeooo:paragraph-rsid="00197732" style:font-weight-asian="normal" style:font-weight-complex="normal"/>
    </style:style>
    <style:style style:name="P13" style:family="paragraph" style:parent-style-name="Text_20_body" style:list-style-name="L2">
      <style:text-properties officeooo:paragraph-rsid="00197732"/>
    </style:style>
    <style:style style:name="P14" style:family="paragraph" style:parent-style-name="Text_20_body" style:list-style-name="L2">
      <style:text-properties fo:font-weight="bold" officeooo:paragraph-rsid="00197732" style:font-weight-asian="bold" style:font-weight-complex="bold"/>
    </style:style>
    <style:style style:name="P15" style:family="paragraph" style:parent-style-name="Text_20_body" style:list-style-name="L3">
      <style:text-properties fo:font-weight="normal" officeooo:paragraph-rsid="00197732" style:font-weight-asian="normal" style:font-weight-complex="normal"/>
    </style:style>
    <style:style style:name="P16" style:family="paragraph" style:parent-style-name="Text_20_body" style:list-style-name="L4">
      <style:text-properties fo:font-weight="normal" officeooo:paragraph-rsid="00197732" style:font-weight-asian="normal" style:font-weight-complex="normal"/>
    </style:style>
    <style:style style:name="P17" style:family="paragraph" style:parent-style-name="Text_20_body" style:list-style-name="L5">
      <style:text-properties fo:font-weight="normal" officeooo:paragraph-rsid="00197732" style:font-weight-asian="normal" style:font-weight-complex="normal"/>
    </style:style>
    <style:style style:name="P18" style:family="paragraph" style:parent-style-name="Text_20_body" style:list-style-name="L5">
      <style:text-properties fo:font-weight="normal" officeooo:rsid="0019e89a" officeooo:paragraph-rsid="00197732" style:font-weight-asian="normal" style:font-weight-complex="normal"/>
    </style:style>
    <style:style style:name="P19" style:family="paragraph" style:parent-style-name="Text_20_body">
      <style:text-properties officeooo:paragraph-rsid="001977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loext:opacity="100%"/>
    </style:style>
    <style:style style:name="T3" style:family="text">
      <style:text-properties fo:color="#c0c0c0" loext:opacity="100%"/>
    </style:style>
    <style:style style:name="T4" style:family="text">
      <style:text-properties fo:color="#008000" loext:opacity="100%"/>
    </style:style>
    <style:style style:name="T5" style:family="text">
      <style:text-properties fo:color="#800080" loext:opacity="100%"/>
    </style:style>
    <style:style style:name="T6" style:family="text">
      <style:text-properties fo:color="#800080" loext:opacity="100%" fo:font-weight="bold"/>
    </style:style>
    <style:style style:name="T7" style:family="text">
      <style:text-properties fo:color="#00677c" loext:opacity="100%"/>
    </style:style>
    <style:style style:name="T8" style:family="text">
      <style:text-properties fo:color="#00677c" loext:opacity="100%" fo:font-weight="bold"/>
    </style:style>
    <style:style style:name="T9" style:family="text">
      <style:text-properties fo:color="#00677c" loext:opacity="100%" fo:font-style="italic"/>
    </style:style>
    <style:style style:name="T10" style:family="text">
      <style:text-properties fo:color="#092e64" loext:opacity="100%"/>
    </style:style>
    <style:style style:name="T11" style:family="text">
      <style:text-properties fo:color="#092e64" loext:opacity="100%" fo:font-style="italic"/>
    </style:style>
    <style:style style:name="T12" style:family="text">
      <style:text-properties fo:color="#808000" loext:opacity="100%"/>
    </style:style>
    <style:style style:name="T13" style:family="text">
      <style:text-properties fo:color="#800000" loext:opacity="100%"/>
    </style:style>
    <style:style style:name="T14" style:family="text">
      <style:text-properties fo:color="#800000" loext:opacity="100%" fo:font-style="italic"/>
    </style:style>
    <style:style style:name="T15" style:family="text">
      <style:text-properties fo:font-style="italic"/>
    </style:style>
    <style:style style:name="T16" style:family="text">
      <style:text-properties officeooo:rsid="001aa428"/>
    </style:style>
    <style:style style:name="T17" style:family="text">
      <style:text-properties fo:font-weight="normal" officeooo:rsid="0019e89a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Р по <text:span text:style-name="T16">GUI Calculator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Выполнел: Каримзаи Ахмад Хесров</text:p>
      <text:p text:style-name="P1"/>
      <text:p text:style-name="P1"/>
      <text:p text:style-name="P1"/>
      <text:p text:style-name="P1"><text:soft-page-break/></text:p>
      <text:list xml:id="list305420740" text:style-name="L1">
        <text:list-item>
          <text:list>
            <text:list-item>
              <text:list>
                <text:list-item>
                  <text:h text:style-name="P12" text:outline-level="3">Введение</text:h>
                </text:list-item>
              </text:list>
            </text:list-item>
          </text:list>
        </text:list-item>
      </text:list>
      <text:p text:style-name="P5"><text:span text:style-name="T17">Проект "GUI Калькулятор с использованием Qt" создан для разработки интерфейса графического калькулятора с использованием библиотеки Qt в языке программирования C++. Цель проекта - предоставить удобный и интуитивно понятный инструмент для выполнения арифметических операций.</text:span></text:p>
      <text:p text:style-name="P5"><text:span text:style-name="T17"><text:tab/> <text:s text:c="5"/></text:span></text:p>
      <text:p text:style-name="P5"><text:span text:style-name="T17"><text:s text:c="12"/>2. <text:s/>Формулировка Задания:</text:span></text:p>
      <text:p text:style-name="P5"><text:span text:style-name="T17"><text:s text:c="6"/>Разработать калькулятор с следующей функциональностью:</text:span></text:p>
      <text:p text:style-name="P5"><text:span text:style-name="T17"><text:s text:c="4"/>• Базовые арифметические операции: сложение, вычитание, умножение, деление.</text:span></text:p>
      <text:p text:style-name="P5"><text:span text:style-name="T17"><text:s text:c="4"/>• Возможность ввода чисел через кнопки или клавиатуру.</text:span></text:p>
      <text:p text:style-name="P5"><text:span text:style-name="T17"><text:s text:c="4"/>• Поддержка десятичных чисел.</text:span></text:p>
      <text:p text:style-name="P5"><text:span text:style-name="T17"><text:s text:c="4"/>• Отображение текущего выражения и результата.</text:span></text:p>
      <text:p text:style-name="P5"><text:span text:style-name="T17"><text:s text:c="4"/>• Кнопка очистки для сброса выражения.</text:span></text:p>
      <text:p text:style-name="P5"><text:span text:style-name="T17"><text:s text:c="6"/></text:span></text:p>
      <text:p text:style-name="P5"><text:span text:style-name="T17"><text:s text:c="11"/>3. Разработка Интерфейса:</text:span></text:p>
      <text:p text:style-name="P5"><text:span text:style-name="T17">Интерфейс калькулятора будет содержать:</text:span></text:p>
      <text:p text:style-name="P5"><text:span text:style-name="T17"><text:s text:c="4"/>• Поле для отображения текущего выражения и результата.</text:span></text:p>
      <text:p text:style-name="P5"><text:span text:style-name="T17"><text:s text:c="4"/>• Кнопки с цифрами от 0 до 9.</text:span></text:p>
      <text:p text:style-name="P5"><text:span text:style-name="T17"><text:s text:c="4"/>• Кнопки для базовых операций: +, -, *, /.</text:span></text:p>
      <text:p text:style-name="P5"><text:span text:style-name="T17"><text:s text:c="4"/>• Кнопка "Сброс" для очистки выражения.</text:span></text:p>
      <text:p text:style-name="P5"><text:span text:style-name="T17"><text:tab/></text:span></text:p>
      <text:p text:style-name="P5"><text:span text:style-name="T17"><text:tab/> <text:s text:c="5"/>4. Описание Основных Событий:</text:span></text:p>
      <text:p text:style-name="P5"><text:span text:style-name="T17"><text:s text:c="4"/>• При нажатии на кнопку с цифрой, цифра добавляется к текущему выражению.</text:span></text:p>
      <text:p text:style-name="P5"><text:span text:style-name="T17"><text:s text:c="4"/>• При нажатии на кнопку операции, она добавляется к текущему выражению.</text:span></text:p>
      <text:p text:style-name="P5"><text:span text:style-name="T17"><text:s text:c="4"/>• При нажатии на кнопку "Сброс" текущее выражение очищается.</text:span></text:p>
      <text:p text:style-name="P5"><text:span text:style-name="T17"><text:s text:c="4"/>• При нажатии на кнопку "=" происходит вычисление результата.</text:span></text:p>
      <text:p text:style-name="P5"><text:span text:style-name="T17"><text:tab/> <text:s text:c="6"/>5. Описание Логики:</text:span></text:p>
      <text:p text:style-name="P5"><text:span text:style-name="T17">Логика калькулятора включает в себя обработку введенных данных, выполнение арифметических операций и обновление интерфейса. Например:</text:span></text:p>
      <text:p text:style-name="P5"><text:span text:style-name="T17"/></text:p>
      <text:p text:style-name="P5"><text:span text:style-name="T17"><text:s text:c="4"/>• При вводе числа или операции обновляется отображение на экране.</text:span></text:p>
      <text:p text:style-name="P5"><text:span text:style-name="T17"><text:s text:c="4"/>• При нажатии "=" выполняется вычисление результата.</text:span></text:p>
      <text:p text:style-name="P5"><text:soft-page-break/><text:span text:style-name="T17"><text:s text:c="4"/>• При нажатии "Сброс" обнуляется текущее выражение.</text:span></text:p>
      <text:p text:style-name="P5"><text:span text:style-name="T17"><text:s text:c="6"/>Пример интерфейса:</text:span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/></text:p>
      <text:p text:style-name="P5"><text:span text:style-name="T17">ui disegn:</text:span></text:p>
      <text:p text:style-name="P5"><text:span text:style-name="T17"/></text:p>
      <text:p text:style-name="P5"><text:span text:style-name="T17">&lt;?xml version="1.0" encoding="UTF-8"?&gt;</text:span></text:p>
      <text:p text:style-name="P5"><text:span text:style-name="T17">&lt;ui version="4.0"&gt;</text:span></text:p>
      <text:p text:style-name="P5"><text:span text:style-name="T17"><text:s/>&lt;class&gt;CalculatorGUI&lt;/class&gt;</text:span></text:p>
      <text:p text:style-name="P5"><text:span text:style-name="T17"><text:s/>&lt;widget class="QMainWindow" name="Calculator"&gt;</text:span></text:p>
      <text:p text:style-name="P5"><text:span text:style-name="T17"><text:s text:c="2"/>&lt;property name="geometry"&gt;</text:span></text:p>
      <text:p text:style-name="P5"><text:span text:style-name="T17"><text:s text:c="3"/>&lt;rect&gt;</text:span></text:p>
      <text:p text:style-name="P5"><text:span text:style-name="T17"><text:s text:c="4"/>&lt;x&gt;0&lt;/x&gt;</text:span></text:p>
      <text:p text:style-name="P5"><text:span text:style-name="T17"><text:s text:c="4"/>&lt;y&gt;0&lt;/y&gt;</text:span></text:p>
      <text:p text:style-name="P5"><text:span text:style-name="T17"><text:s text:c="4"/>&lt;width&gt;363&lt;/width&gt;</text:span></text:p>
      <text:p text:style-name="P5"><text:span text:style-name="T17"><text:s text:c="4"/>&lt;height&gt;259&lt;/height&gt;</text:span></text:p>
      <text:p text:style-name="P5"><text:span text:style-name="T17"><text:s text:c="3"/>&lt;/rect&gt;</text:span></text:p>
      <text:p text:style-name="P5"><text:span text:style-name="T17"><text:s text:c="2"/>&lt;/property&gt;</text:span></text:p>
      <text:p text:style-name="P5"><text:span text:style-name="T17"><text:s text:c="2"/>&lt;property name="windowTitle"&gt;</text:span></text:p>
      <text:p text:style-name="P5"><text:span text:style-name="T17"><text:s text:c="3"/>&lt;string&gt;CalculatorGUI&lt;/string&gt;</text:span></text:p>
      <text:p text:style-name="P5"><text:span text:style-name="T17"><text:s text:c="2"/>&lt;/property&gt;</text:span></text:p>
      <text:p text:style-name="P5"><text:span text:style-name="T17"><text:s text:c="2"/>&lt;widget class="QWidget" name="centralwidget"&gt;</text:span></text:p>
      <text:p text:style-name="P5"><text:span text:style-name="T17"><text:s text:c="3"/>&lt;widget class="QLineEdit" name="display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oft-page-break/><text:span text:style-name="T17"><text:s text:c="6"/>&lt;x&gt;10&lt;/x&gt;</text:span></text:p>
      <text:p text:style-name="P5"><text:span text:style-name="T17"><text:s text:c="6"/>&lt;y&gt;10&lt;/y&gt;</text:span></text:p>
      <text:p text:style-name="P5"><text:span text:style-name="T17"><text:s text:c="6"/>&lt;width&gt;341&lt;/width&gt;</text:span></text:p>
      <text:p text:style-name="P5"><text:span text:style-name="T17"><text:s text:c="6"/>&lt;height&gt;25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7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&lt;/x&gt;</text:span></text:p>
      <text:p text:style-name="P5"><text:span text:style-name="T17"><text:s text:c="6"/>&lt;y&gt;4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7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8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0&lt;/x&gt;</text:span></text:p>
      <text:p text:style-name="P5"><text:span text:style-name="T17"><text:s text:c="6"/>&lt;y&gt;4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8&lt;/string&gt;</text:span></text:p>
      <text:p text:style-name="P5"><text:span text:style-name="T17"><text:s text:c="4"/>&lt;/property&gt;</text:span></text:p>
      <text:p text:style-name="P5"><text:soft-page-break/><text:span text:style-name="T17"><text:s text:c="3"/>&lt;/widget&gt;</text:span></text:p>
      <text:p text:style-name="P5"><text:span text:style-name="T17"><text:s text:c="3"/>&lt;widget class="QPushButton" name="digit_9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90&lt;/x&gt;</text:span></text:p>
      <text:p text:style-name="P5"><text:span text:style-name="T17"><text:s text:c="6"/>&lt;y&gt;4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9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op_div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280&lt;/x&gt;</text:span></text:p>
      <text:p text:style-name="P5"><text:span text:style-name="T17"><text:s text:c="6"/>&lt;y&gt;40&lt;/y&gt;</text:span></text:p>
      <text:p text:style-name="P5"><text:span text:style-name="T17"><text:s text:c="6"/>&lt;width&gt;71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/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6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90&lt;/x&gt;</text:span></text:p>
      <text:p text:style-name="P5"><text:span text:style-name="T17"><text:s text:c="6"/>&lt;y&gt;80&lt;/y&gt;</text:span></text:p>
      <text:p text:style-name="P5"><text:soft-page-break/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6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op_mul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280&lt;/x&gt;</text:span></text:p>
      <text:p text:style-name="P5"><text:span text:style-name="T17"><text:s text:c="6"/>&lt;y&gt;80&lt;/y&gt;</text:span></text:p>
      <text:p text:style-name="P5"><text:span text:style-name="T17"><text:s text:c="6"/>&lt;width&gt;71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*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5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0&lt;/x&gt;</text:span></text:p>
      <text:p text:style-name="P5"><text:span text:style-name="T17"><text:s text:c="6"/>&lt;y&gt;8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5&lt;/string&gt;</text:span></text:p>
      <text:p text:style-name="P5"><text:soft-page-break/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4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&lt;/x&gt;</text:span></text:p>
      <text:p text:style-name="P5"><text:span text:style-name="T17"><text:s text:c="6"/>&lt;y&gt;8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4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1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&lt;/x&gt;</text:span></text:p>
      <text:p text:style-name="P5"><text:span text:style-name="T17"><text:s text:c="6"/>&lt;y&gt;12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1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3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90&lt;/x&gt;</text:span></text:p>
      <text:p text:style-name="P5"><text:soft-page-break/><text:span text:style-name="T17"><text:s text:c="6"/>&lt;y&gt;12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3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op_min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280&lt;/x&gt;</text:span></text:p>
      <text:p text:style-name="P5"><text:span text:style-name="T17"><text:s text:c="6"/>&lt;y&gt;120&lt;/y&gt;</text:span></text:p>
      <text:p text:style-name="P5"><text:span text:style-name="T17"><text:s text:c="6"/>&lt;width&gt;71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-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2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0&lt;/x&gt;</text:span></text:p>
      <text:p text:style-name="P5"><text:span text:style-name="T17"><text:s text:c="6"/>&lt;y&gt;12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oft-page-break/><text:span text:style-name="T17"><text:s text:c="5"/>&lt;string&gt;2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0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&lt;/x&gt;</text:span></text:p>
      <text:p text:style-name="P5"><text:span text:style-name="T17"><text:s text:c="6"/>&lt;y&gt;16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0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op_equal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90&lt;/x&gt;</text:span></text:p>
      <text:p text:style-name="P5"><text:span text:style-name="T17"><text:s text:c="6"/>&lt;y&gt;16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=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op_add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oft-page-break/><text:span text:style-name="T17"><text:s text:c="6"/>&lt;x&gt;280&lt;/x&gt;</text:span></text:p>
      <text:p text:style-name="P5"><text:span text:style-name="T17"><text:s text:c="6"/>&lt;y&gt;160&lt;/y&gt;</text:span></text:p>
      <text:p text:style-name="P5"><text:span text:style-name="T17"><text:s text:c="6"/>&lt;width&gt;71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+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digit_dot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0&lt;/x&gt;</text:span></text:p>
      <text:p text:style-name="P5"><text:span text:style-name="T17"><text:s text:c="6"/>&lt;y&gt;16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.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clear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&lt;/x&gt;</text:span></text:p>
      <text:p text:style-name="P5"><text:span text:style-name="T17"><text:s text:c="6"/>&lt;y&gt;20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oft-page-break/><text:span text:style-name="T17"><text:s text:c="4"/>&lt;property name="text"&gt;</text:span></text:p>
      <text:p text:style-name="P5"><text:span text:style-name="T17"><text:s text:c="5"/>&lt;string&gt;C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clear_sym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100&lt;/x&gt;</text:span></text:p>
      <text:p text:style-name="P5"><text:span text:style-name="T17"><text:s text:c="6"/>&lt;y&gt;20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&gt;CE&lt;/string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pushButton_19"&gt;</text:span></text:p>
      <text:p text:style-name="P5"><text:span text:style-name="T17"><text:s text:c="4"/>&lt;property name="geometry"&gt;</text:span></text:p>
      <text:p text:style-name="P5"><text:span text:style-name="T17"><text:s text:c="5"/>&lt;rect&gt;</text:span></text:p>
      <text:p text:style-name="P5"><text:span text:style-name="T17"><text:s text:c="6"/>&lt;x&gt;280&lt;/x&gt;</text:span></text:p>
      <text:p text:style-name="P5"><text:span text:style-name="T17"><text:s text:c="6"/>&lt;y&gt;200&lt;/y&gt;</text:span></text:p>
      <text:p text:style-name="P5"><text:span text:style-name="T17"><text:s text:c="6"/>&lt;width&gt;71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/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3"/>&lt;widget class="QPushButton" name="pushButton_20"&gt;</text:span></text:p>
      <text:p text:style-name="P5"><text:span text:style-name="T17"><text:s text:c="4"/>&lt;property name="geometry"&gt;</text:span></text:p>
      <text:p text:style-name="P5"><text:soft-page-break/><text:span text:style-name="T17"><text:s text:c="5"/>&lt;rect&gt;</text:span></text:p>
      <text:p text:style-name="P5"><text:span text:style-name="T17"><text:s text:c="6"/>&lt;x&gt;190&lt;/x&gt;</text:span></text:p>
      <text:p text:style-name="P5"><text:span text:style-name="T17"><text:s text:c="6"/>&lt;y&gt;200&lt;/y&gt;</text:span></text:p>
      <text:p text:style-name="P5"><text:span text:style-name="T17"><text:s text:c="6"/>&lt;width&gt;89&lt;/width&gt;</text:span></text:p>
      <text:p text:style-name="P5"><text:span text:style-name="T17"><text:s text:c="6"/>&lt;height&gt;31&lt;/height&gt;</text:span></text:p>
      <text:p text:style-name="P5"><text:span text:style-name="T17"><text:s text:c="5"/>&lt;/rect&gt;</text:span></text:p>
      <text:p text:style-name="P5"><text:span text:style-name="T17"><text:s text:c="4"/>&lt;/property&gt;</text:span></text:p>
      <text:p text:style-name="P5"><text:span text:style-name="T17"><text:s text:c="4"/>&lt;property name="text"&gt;</text:span></text:p>
      <text:p text:style-name="P5"><text:span text:style-name="T17"><text:s text:c="5"/>&lt;string/&gt;</text:span></text:p>
      <text:p text:style-name="P5"><text:span text:style-name="T17"><text:s text:c="4"/>&lt;/property&gt;</text:span></text:p>
      <text:p text:style-name="P5"><text:span text:style-name="T17"><text:s text:c="3"/>&lt;/widget&gt;</text:span></text:p>
      <text:p text:style-name="P5"><text:span text:style-name="T17"><text:s text:c="2"/>&lt;/widget&gt;</text:span></text:p>
      <text:p text:style-name="P5"><text:span text:style-name="T17"><text:s text:c="2"/>&lt;widget class="QMenuBar" name="menubar"&gt;</text:span></text:p>
      <text:p text:style-name="P5"><text:span text:style-name="T17"><text:s text:c="3"/>&lt;property name="geometry"&gt;</text:span></text:p>
      <text:p text:style-name="P5"><text:span text:style-name="T17"><text:s text:c="4"/>&lt;rect&gt;</text:span></text:p>
      <text:p text:style-name="P5"><text:span text:style-name="T17"><text:s text:c="5"/>&lt;x&gt;0&lt;/x&gt;</text:span></text:p>
      <text:p text:style-name="P5"><text:span text:style-name="T17"><text:s text:c="5"/>&lt;y&gt;0&lt;/y&gt;</text:span></text:p>
      <text:p text:style-name="P5"><text:span text:style-name="T17"><text:s text:c="5"/>&lt;width&gt;363&lt;/width&gt;</text:span></text:p>
      <text:p text:style-name="P5"><text:span text:style-name="T17"><text:s text:c="5"/>&lt;height&gt;22&lt;/height&gt;</text:span></text:p>
      <text:p text:style-name="P5"><text:span text:style-name="T17"><text:s text:c="4"/>&lt;/rect&gt;</text:span></text:p>
      <text:p text:style-name="P5"><text:span text:style-name="T17"><text:s text:c="3"/>&lt;/property&gt;</text:span></text:p>
      <text:p text:style-name="P5"><text:span text:style-name="T17"><text:s text:c="2"/>&lt;/widget&gt;</text:span></text:p>
      <text:p text:style-name="P5"><text:span text:style-name="T17"><text:s text:c="2"/>&lt;widget class="QStatusBar" name="statusbar"/&gt;</text:span></text:p>
      <text:p text:style-name="P5"><text:span text:style-name="T17"><text:s/>&lt;/widget&gt;</text:span></text:p>
      <text:p text:style-name="P5"><text:span text:style-name="T17"><text:s/>&lt;resources/&gt;</text:span></text:p>
      <text:p text:style-name="P5"><text:span text:style-name="T17"><text:s/>&lt;connections/&gt;</text:span></text:p>
      <text:p text:style-name="P5"><text:span text:style-name="T17">&lt;/ui&gt;</text:span></text:p>
      <text:p text:style-name="P5"><text:span text:style-name="T17"/></text:p>
      <text:p text:style-name="P5"><text:span text:style-name="T17"/></text:p>
      <text:p text:style-name="P5"><text:span text:style-name="T17">#include "calculatorgui.h"</text:span></text:p>
      <text:p text:style-name="P5"><text:span text:style-name="T17">#include "ui_calculatorgui.h"</text:span></text:p>
      <text:p text:style-name="P5"><text:span text:style-name="T17">CalculatorGUI::CalculatorGUI(QWidget *parent)</text:span></text:p>
      <text:p text:style-name="P5"><text:soft-page-break/><text:span text:style-name="T17"><text:s text:c="4"/>: QMainWindow(parent)</text:span></text:p>
      <text:p text:style-name="P5"><text:span text:style-name="T17"><text:s text:c="4"/>, ui(new Ui::CalculatorGUI)</text:span></text:p>
      <text:p text:style-name="P5"><text:span text:style-name="T17">{</text:span></text:p>
      <text:p text:style-name="P5"><text:span text:style-name="T17"><text:s text:c="4"/>ui-&gt;setupUi(this);</text:span></text:p>
      <text:p text:style-name="P5"><text:span text:style-name="T17"><text:s text:c="4"/>connect(ui-&gt;digit_dot, &amp;QPushButton::clicked, this, &amp;CalculatorGUI::digitClicked);</text:span></text:p>
      <text:p text:style-name="P5"><text:span text:style-name="T17"><text:s text:c="4"/>connect(ui-&gt;digit_0, &amp;QPushButton::clicked, this, &amp;CalculatorGUI::digitClicked);</text:span></text:p>
      <text:p text:style-name="P5"><text:span text:style-name="T17"><text:s text:c="4"/>connect(ui-&gt;digit_1, &amp;QPushButton::clicked, this, &amp;CalculatorGUI::digitClicked);</text:span></text:p>
      <text:p text:style-name="P5"><text:span text:style-name="T17"><text:s text:c="4"/>connect(ui-&gt;digit_2, &amp;QPushButton::clicked, this, &amp;CalculatorGUI::digitClicked);</text:span></text:p>
      <text:p text:style-name="P5"><text:span text:style-name="T17"><text:s text:c="4"/>connect(ui-&gt;digit_3, &amp;QPushButton::clicked, this, &amp;CalculatorGUI::digitClicked);</text:span></text:p>
      <text:p text:style-name="P5"><text:span text:style-name="T17"><text:s text:c="4"/>connect(ui-&gt;digit_4, &amp;QPushButton::clicked, this, &amp;CalculatorGUI::digitClicked);</text:span></text:p>
      <text:p text:style-name="P5"><text:span text:style-name="T17"><text:s text:c="4"/>connect(ui-&gt;digit_5, &amp;QPushButton::clicked, this, &amp;CalculatorGUI::digitClicked);</text:span></text:p>
      <text:p text:style-name="P5"><text:span text:style-name="T17"><text:s text:c="4"/>connect(ui-&gt;digit_6, &amp;QPushButton::clicked, this, &amp;CalculatorGUI::digitClicked);</text:span></text:p>
      <text:p text:style-name="P5"><text:span text:style-name="T17"><text:s text:c="4"/>connect(ui-&gt;digit_7, &amp;QPushButton::clicked, this, &amp;CalculatorGUI::digitClicked);</text:span></text:p>
      <text:p text:style-name="P5"><text:span text:style-name="T17"><text:s text:c="4"/>connect(ui-&gt;digit_8, &amp;QPushButton::clicked, this, &amp;CalculatorGUI::digitClicked);</text:span></text:p>
      <text:p text:style-name="P5"><text:span text:style-name="T17"><text:s text:c="4"/>connect(ui-&gt;digit_9, &amp;QPushButton::clicked, this, &amp;CalculatorGUI::digitClicked);</text:span></text:p>
      <text:p text:style-name="P5"><text:span text:style-name="T17"><text:s text:c="4"/>connect(ui-&gt;op_equal, &amp;QPushButton::clicked, this, &amp;CalculatorGUI::equalClicked);</text:span></text:p>
      <text:p text:style-name="P5"><text:span text:style-name="T17"><text:s text:c="4"/>connect(ui-&gt;op_add, &amp;QPushButton::clicked, this, &amp;CalculatorGUI::operatorClicked);</text:span></text:p>
      <text:p text:style-name="P5"><text:span text:style-name="T17"><text:s text:c="4"/>connect(ui-&gt;op_min, &amp;QPushButton::clicked, this, &amp;CalculatorGUI::operatorClicked);</text:span></text:p>
      <text:p text:style-name="P5"><text:span text:style-name="T17"><text:s text:c="4"/>connect(ui-&gt;op_mul, &amp;QPushButton::clicked, this, &amp;CalculatorGUI::operatorClicked);</text:span></text:p>
      <text:p text:style-name="P5"><text:span text:style-name="T17"><text:s text:c="4"/>connect(ui-&gt;op_div, &amp;QPushButton::clicked, this, &amp;CalculatorGUI::operatorClicked);</text:span></text:p>
      <text:p text:style-name="P5"><text:span text:style-name="T17"><text:s text:c="4"/>connect(ui-&gt;clear_sym, &amp;QPushButton::clicked, this, &amp;CalculatorGUI::clearSymbol);</text:span></text:p>
      <text:p text:style-name="P5"><text:span text:style-name="T17"><text:s text:c="4"/>connect(ui-&gt;clear, &amp;QPushButton::clicked, this, &amp;CalculatorGUI::clear);</text:span></text:p>
      <text:p text:style-name="P5"><text:span text:style-name="T17">}</text:span></text:p>
      <text:p text:style-name="P5"><text:span text:style-name="T17">CalculatorGUI::~CalculatorGUI()</text:span></text:p>
      <text:p text:style-name="P5"><text:span text:style-name="T17">{</text:span></text:p>
      <text:p text:style-name="P5"><text:span text:style-name="T17"><text:s text:c="4"/>delete ui;</text:span></text:p>
      <text:p text:style-name="P5"><text:span text:style-name="T17">}</text:span></text:p>
      <text:p text:style-name="P5"><text:span text:style-name="T17">void CalculatorGUI::digitClicked()</text:span></text:p>
      <text:p text:style-name="P5"><text:span text:style-name="T17">{</text:span></text:p>
      <text:p text:style-name="P5"><text:span text:style-name="T17"><text:s text:c="4"/>QPushButton *clickedButton = qobject_cast&lt;QPushButton *&gt;(sender());</text:span></text:p>
      <text:p text:style-name="P5"><text:span text:style-name="T17"><text:s text:c="4"/>if (!clickedButton)</text:span></text:p>
      <text:p text:style-name="P5"><text:span text:style-name="T17"><text:s text:c="8"/>return;</text:span></text:p>
      <text:p text:style-name="P5"><text:soft-page-break/><text:span text:style-name="T17"><text:s text:c="4"/>QString buttonText = clickedButton-&gt;text();</text:span></text:p>
      <text:p text:style-name="P5"><text:span text:style-name="T17"><text:s text:c="4"/>ui-&gt;display-&gt;setText(ui-&gt;display-&gt;text() + buttonText);</text:span></text:p>
      <text:p text:style-name="P5"><text:span text:style-name="T17">}</text:span></text:p>
      <text:p text:style-name="P5"><text:span text:style-name="T17">void CalculatorGUI::operatorClicked()</text:span></text:p>
      <text:p text:style-name="P5"><text:span text:style-name="T17">{</text:span></text:p>
      <text:p text:style-name="P5"><text:span text:style-name="T17"><text:s text:c="4"/>QPushButton *clickedButton = qobject_cast&lt;QPushButton *&gt;(sender());</text:span></text:p>
      <text:p text:style-name="P5"><text:span text:style-name="T17"><text:s text:c="4"/>if (!clickedButton)</text:span></text:p>
      <text:p text:style-name="P5"><text:span text:style-name="T17"><text:s text:c="8"/>return;</text:span></text:p>
      <text:p text:style-name="P5"><text:span text:style-name="T17"><text:s text:c="4"/>QString buttonText = clickedButton-&gt;text();</text:span></text:p>
      <text:p text:style-name="P5"><text:span text:style-name="T17"><text:s text:c="4"/>ui-&gt;display-&gt;setText(ui-&gt;display-&gt;text() + buttonText);</text:span></text:p>
      <text:p text:style-name="P5"><text:span text:style-name="T17">}</text:span></text:p>
      <text:p text:style-name="P5"><text:span text:style-name="T17">void CalculatorGUI::equalClicked()</text:span></text:p>
      <text:p text:style-name="P5"><text:span text:style-name="T17">{</text:span></text:p>
      <text:p text:style-name="P5"><text:span text:style-name="T17"><text:s text:c="4"/>QString expression = ui-&gt;display-&gt;text();</text:span></text:p>
      <text:p text:style-name="P5"><text:span text:style-name="T17"><text:s text:c="4"/>QRegExp re("[-+*/]");</text:span></text:p>
      <text:p text:style-name="P5"><text:span text:style-name="T17"><text:s text:c="4"/>QStringList operands = expression.split(re);</text:span></text:p>
      <text:p text:style-name="P5"><text:span text:style-name="T17"><text:s text:c="4"/>double result = 0.0;</text:span></text:p>
      <text:p text:style-name="P5"><text:span text:style-name="T17"><text:s text:c="4"/>if (operands.size() == 2)</text:span></text:p>
      <text:p text:style-name="P5"><text:span text:style-name="T17"><text:s text:c="4"/>{</text:span></text:p>
      <text:p text:style-name="P5"><text:span text:style-name="T17"><text:s text:c="8"/>double num1 = operands[0].toDouble();</text:span></text:p>
      <text:p text:style-name="P5"><text:span text:style-name="T17"><text:s text:c="8"/>double num2 = operands[1].toDouble();</text:span></text:p>
      <text:p text:style-name="P5"><text:span text:style-name="T17"><text:s text:c="8"/>if (expression.contains('+'))</text:span></text:p>
      <text:p text:style-name="P5"><text:span text:style-name="T17"><text:s text:c="12"/>result = num1 + num2;</text:span></text:p>
      <text:p text:style-name="P5"><text:span text:style-name="T17"><text:s text:c="8"/>else if (expression.contains('-'))</text:span></text:p>
      <text:p text:style-name="P5"><text:span text:style-name="T17"><text:s text:c="12"/>result = num1 - num2;</text:span></text:p>
      <text:p text:style-name="P5"><text:span text:style-name="T17"><text:s text:c="8"/>else if (expression.contains('*'))</text:span></text:p>
      <text:p text:style-name="P5"><text:span text:style-name="T17"><text:s text:c="12"/>result = num1 * num2;</text:span></text:p>
      <text:p text:style-name="P5"><text:span text:style-name="T17"><text:s text:c="8"/>else if (expression.contains('/'))</text:span></text:p>
      <text:p text:style-name="P5"><text:span text:style-name="T17"><text:s text:c="12"/>result = num1 / num2;</text:span></text:p>
      <text:p text:style-name="P5"><text:span text:style-name="T17"><text:s text:c="4"/>}</text:span></text:p>
      <text:p text:style-name="P5"><text:span text:style-name="T17"><text:s text:c="4"/>ui-&gt;display-&gt;setText(QString::number(result));</text:span></text:p>
      <text:p text:style-name="P5"><text:span text:style-name="T17">}</text:span></text:p>
      <text:p text:style-name="P5"><text:soft-page-break/><text:span text:style-name="T17">void CalculatorGUI::clearSymbol()</text:span></text:p>
      <text:p text:style-name="P5"><text:span text:style-name="T17">{</text:span></text:p>
      <text:p text:style-name="P5"><text:span text:style-name="T17"><text:s text:c="4"/>QString text = ui-&gt;display-&gt;text();</text:span></text:p>
      <text:p text:style-name="P5"><text:span text:style-name="T17"><text:s text:c="4"/>if (text.isEmpty()) {</text:span></text:p>
      <text:p text:style-name="P5"><text:span text:style-name="T17"><text:s text:c="8"/>return;</text:span></text:p>
      <text:p text:style-name="P5"><text:span text:style-name="T17"><text:s text:c="4"/>}</text:span></text:p>
      <text:p text:style-name="P5"><text:span text:style-name="T17"><text:s text:c="4"/>text.chop(1);</text:span></text:p>
      <text:p text:style-name="P5"><text:span text:style-name="T17"><text:s text:c="4"/>ui-&gt;display-&gt;setText(text);</text:span></text:p>
      <text:p text:style-name="P5"><text:span text:style-name="T17">}</text:span></text:p>
      <text:p text:style-name="P5"><text:span text:style-name="T17">void CalculatorGUI::clear()</text:span></text:p>
      <text:p text:style-name="P5"><text:span text:style-name="T17">{</text:span></text:p>
      <text:p text:style-name="P5"><text:span text:style-name="T17"><text:s text:c="4"/>ui-&gt;display-&gt;clear();</text:span></text:p>
      <text:p text:style-name="P5"><text:span text:style-name="T17">}</text:span></text:p>
      <text:p text:style-name="P5"><text:span text:style-name="T17"/></text:p>
      <text:p text:style-name="P5"><text:span text:style-name="T17">#ifndef CALCULATORGUI_H</text:span></text:p>
      <text:p text:style-name="P5"><text:span text:style-name="T17">#define CALCULATORGUI_H</text:span></text:p>
      <text:p text:style-name="P5"><text:span text:style-name="T17">#include &lt;QMainWindow&gt;</text:span></text:p>
      <text:p text:style-name="P5"><text:span text:style-name="T17">QT_BEGIN_NAMESPACE</text:span></text:p>
      <text:p text:style-name="P5"><text:span text:style-name="T17">namespace Ui { class CalculatorGUI; }</text:span></text:p>
      <text:p text:style-name="P5"><text:span text:style-name="T17">QT_END_NAMESPACE</text:span></text:p>
      <text:p text:style-name="P5"><text:span text:style-name="T17">class CalculatorGUI : public QMainWindow</text:span></text:p>
      <text:p text:style-name="P5"><text:span text:style-name="T17">{</text:span></text:p>
      <text:p text:style-name="P5"><text:span text:style-name="T17"><text:s text:c="4"/>Q_OBJECT</text:span></text:p>
      <text:p text:style-name="P5"><text:span text:style-name="T17">public:</text:span></text:p>
      <text:p text:style-name="P5"><text:span text:style-name="T17"><text:s text:c="4"/>CalculatorGUI(QWidget *parent = nullptr);</text:span></text:p>
      <text:p text:style-name="P5"><text:span text:style-name="T17"><text:s text:c="4"/>~CalculatorGUI();</text:span></text:p>
      <text:p text:style-name="P5"><text:span text:style-name="T17">private slots:</text:span></text:p>
      <text:p text:style-name="P5"><text:span text:style-name="T17"><text:s text:c="4"/>void digitClicked();</text:span></text:p>
      <text:p text:style-name="P5"><text:span text:style-name="T17"><text:s text:c="4"/>void operatorClicked();</text:span></text:p>
      <text:p text:style-name="P5"><text:span text:style-name="T17"><text:s text:c="4"/>void equalClicked();</text:span></text:p>
      <text:p text:style-name="P5"><text:span text:style-name="T17"><text:s text:c="4"/>void clearSymbol();</text:span></text:p>
      <text:p text:style-name="P5"><text:span text:style-name="T17"><text:s text:c="4"/>void clear();</text:span></text:p>
      <text:p text:style-name="P5"><text:soft-page-break/><text:span text:style-name="T17">private:</text:span></text:p>
      <text:p text:style-name="P5"><text:span text:style-name="T17"><text:s text:c="4"/>Ui::CalculatorGUI *ui;</text:span></text:p>
      <text:p text:style-name="P5"><text:span text:style-name="T17">};</text:span></text:p>
      <text:p text:style-name="P5"><text:span text:style-name="T17">#endif // CALCULATORGUI_H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1:04:57.523622960</meta:creation-date>
    <dc:date>2023-12-27T01:09:18.208794855</dc:date>
    <meta:editing-duration>PT24M5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6" meta:paragraph-count="436" meta:word-count="870" meta:character-count="11490" meta:non-whitespace-character-count="9243"/>
  </office:meta>
</office:document-meta>
</file>